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57729166666667cm"/>
    </style:style>
    <style:style style:name="co2" style:family="table-column">
      <style:table-column-properties fo:break-before="auto" style:column-width="5.90020833333333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POLICY NO.</text:p>
          </table:table-cell>
          <table:table-cell office:value-type="string" table:style-name="ce1">
            <text:p>REQUIRED</text:p>
          </table:table-cell>
          <table:table-cell office:value-type="string" table:style-name="ce1">
            <text:p>DOCU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P/MCB/621064/02<text:s/></text:p>
          </table:table-cell>
          <table:table-cell office:value-type="string" table:style-name="ce1">
            <text:p>Change policy code to read TPO,</text:p>
          </table:table-cell>
          <table:table-cell office:value-type="float" office:value="621064" table:style-name="ce1">
            <text:p>6210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P/MCB/621065/02<text:s/></text:p>
          </table:table-cell>
          <table:table-cell office:value-type="string" table:style-name="ce1">
            <text:p>Change scope of cover to read TPO</text:p>
          </table:table-cell>
          <table:table-cell office:value-type="float" office:value="621065" table:style-name="ce1">
            <text:p>6210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P/MCB/621066/02<text:s/></text:p>
          </table:table-cell>
          <table:table-cell office:value-type="string" table:style-name="ce1">
            <text:p>Ommit Towing,repair,medical, acidental damage and theft excesses</text:p>
          </table:table-cell>
          <table:table-cell office:value-type="float" office:value="621066" table:style-name="ce1">
            <text:p>6210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/>COMP/MCB/621067/02<text:s/></text:p>
          </table:table-cell>
          <table:table-cell office:value-type="string" table:style-name="ce1">
            <text:p>Change policy clause to read;</text:p>
          </table:table-cell>
          <table:table-cell office:value-type="float" office:value="621067" table:style-name="ce1">
            <text:p>6210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/>COMP/MCB/621068/02<text:s/></text:p>
          </table:table-cell>
          <table:table-cell office:value-type="string" table:style-name="ce1">
            <text:p>cancelation 30days</text:p>
          </table:table-cell>
          <table:table-cell office:value-type="float" office:value="621068" table:style-name="ce1">
            <text:p>6210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P/MCB/621069/02<text:s/></text:p>
          </table:table-cell>
          <table:table-cell office:value-type="string" table:style-name="ce1">
            <text:p>cash and carry preium warranty</text:p>
          </table:table-cell>
          <table:table-cell office:value-type="float" office:value="621069" table:style-name="ce1">
            <text:p>6210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/>COMP/MCB/621070/02<text:s/></text:p>
          </table:table-cell>
          <table:table-cell office:value-type="string" table:style-name="ce1">
            <text:p>insurance premium warranty</text:p>
          </table:table-cell>
          <table:table-cell office:value-type="float" office:value="621070" table:style-name="ce1">
            <text:p>6210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/>COMP/MCB/621072/02<text:s/></text:p>
          </table:table-cell>
          <table:table-cell office:value-type="string" table:style-name="ce1">
            <text:p>Np11,Np2,Np6, Np8, NP9</text:p>
          </table:table-cell>
          <table:table-cell office:value-type="float" office:value="621072" table:style-name="ce1">
            <text:p>6210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P/MCB/621073/02<text:s/></text:p>
          </table:table-cell>
          <table:table-cell table:style-name="ce1"/>
          <table:table-cell office:value-type="float" office:value="621073" table:style-name="ce1">
            <text:p>6210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/>COMP/MCB/621074/02<text:s/></text:p>
          </table:table-cell>
          <table:table-cell table:style-name="ce1"/>
          <table:table-cell office:value-type="float" office:value="621074" table:style-name="ce1">
            <text:p>6210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/>COMP/MCB/619820/02<text:s/></text:p>
          </table:table-cell>
          <table:table-cell table:style-name="ce1"/>
          <table:table-cell office:value-type="float" office:value="619820" table:style-name="ce1">
            <text:p>6198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/>COMP/MCB/619821/02<text:s/></text:p>
          </table:table-cell>
          <table:table-cell table:style-name="ce1"/>
          <table:table-cell office:value-type="float" office:value="619821" table:style-name="ce1">
            <text:p>6198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/>COMP/MCB/619823/02<text:s/></text:p>
          </table:table-cell>
          <table:table-cell table:style-name="ce1"/>
          <table:table-cell office:value-type="float" office:value="619823" table:style-name="ce1">
            <text:p>6198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/>COMP/MCB/619824/02<text:s/></text:p>
          </table:table-cell>
          <table:table-cell table:style-name="ce1"/>
          <table:table-cell office:value-type="float" office:value="619824" table:style-name="ce1">
            <text:p>6198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/>COMP/MCB/619825/02<text:s/></text:p>
          </table:table-cell>
          <table:table-cell table:style-name="ce1"/>
          <table:table-cell office:value-type="float" office:value="619825" table:style-name="ce1">
            <text:p>6198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/>COMP/MCB/619826/02<text:s/></text:p>
          </table:table-cell>
          <table:table-cell table:style-name="ce1"/>
          <table:table-cell office:value-type="float" office:value="619826" table:style-name="ce1">
            <text:p>6198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P/MCB/619828/02<text:s/></text:p>
          </table:table-cell>
          <table:table-cell table:style-name="ce1"/>
          <table:table-cell office:value-type="float" office:value="619828" table:style-name="ce1">
            <text:p>6198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P/MCB/619829/02<text:s/></text:p>
          </table:table-cell>
          <table:table-cell table:style-name="ce1"/>
          <table:table-cell office:value-type="float" office:value="619829" table:style-name="ce1">
            <text:p>6198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P/MCB/619830/02<text:s/></text:p>
          </table:table-cell>
          <table:table-cell table:style-name="ce1"/>
          <table:table-cell office:value-type="float" office:value="619830" table:style-name="ce1">
            <text:p>6198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P/MCB/619831/02<text:s/></text:p>
          </table:table-cell>
          <table:table-cell table:style-name="ce1"/>
          <table:table-cell office:value-type="float" office:value="619831" table:style-name="ce1">
            <text:p>6198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P/MCB/619832/02<text:s/></text:p>
          </table:table-cell>
          <table:table-cell table:style-name="ce1"/>
          <table:table-cell office:value-type="float" office:value="619832" table:style-name="ce1">
            <text:p>6198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/>COMP/MCB/619833/02<text:s/></text:p>
          </table:table-cell>
          <table:table-cell table:style-name="ce1"/>
          <table:table-cell office:value-type="float" office:value="619833" table:style-name="ce1">
            <text:p>6198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P/MCB/619834/02<text:s/></text:p>
          </table:table-cell>
          <table:table-cell table:style-name="ce1"/>
          <table:table-cell office:value-type="float" office:value="619834" table:style-name="ce1">
            <text:p>6198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/>COMP/MCB/619835/02<text:s/></text:p>
          </table:table-cell>
          <table:table-cell table:style-name="ce1"/>
          <table:table-cell office:value-type="float" office:value="619835" table:style-name="ce1">
            <text:p>6198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P/MCB/619836/02<text:s/></text:p>
          </table:table-cell>
          <table:table-cell table:style-name="ce1"/>
          <table:table-cell office:value-type="float" office:value="619836" table:style-name="ce1">
            <text:p>6198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/>COMP/MCB/619837/02<text:s/></text:p>
          </table:table-cell>
          <table:table-cell table:style-name="ce1"/>
          <table:table-cell office:value-type="float" office:value="619837" table:style-name="ce1">
            <text:p>6198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/>COMP/MCB/619838/02<text:s/></text:p>
          </table:table-cell>
          <table:table-cell table:style-name="ce1"/>
          <table:table-cell office:value-type="float" office:value="619838" table:style-name="ce1">
            <text:p>6198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/>COMP/MCB/619839/02<text:s/></text:p>
          </table:table-cell>
          <table:table-cell table:style-name="ce1"/>
          <table:table-cell office:value-type="float" office:value="619839" table:style-name="ce1">
            <text:p>6198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P/MCB/619840/02<text:s/></text:p>
          </table:table-cell>
          <table:table-cell table:style-name="ce1"/>
          <table:table-cell office:value-type="float" office:value="619840" table:style-name="ce1">
            <text:p>6198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/>COMP/MCB/621057/02<text:s/></text:p>
          </table:table-cell>
          <table:table-cell table:style-name="ce1"/>
          <table:table-cell office:value-type="float" office:value="621057" table:style-name="ce1">
            <text:p>6210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P/MCB/621058/02<text:s/></text:p>
          </table:table-cell>
          <table:table-cell table:style-name="ce1"/>
          <table:table-cell office:value-type="float" office:value="621058" table:style-name="ce1">
            <text:p>6210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P/MCB/621059/02<text:s/></text:p>
          </table:table-cell>
          <table:table-cell table:style-name="ce1"/>
          <table:table-cell office:value-type="float" office:value="621059" table:style-name="ce1">
            <text:p>6210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/>COMP/MCB/621060/02<text:s/></text:p>
          </table:table-cell>
          <table:table-cell table:style-name="ce1"/>
          <table:table-cell office:value-type="float" office:value="621060" table:style-name="ce1">
            <text:p>62106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/>COMP/MCB/621061/02<text:s/></text:p>
          </table:table-cell>
          <table:table-cell table:style-name="ce1"/>
          <table:table-cell office:value-type="float" office:value="621061" table:style-name="ce1">
            <text:p>6210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s/>COMP/MCB/621062/02<text:s/></text:p>
          </table:table-cell>
          <table:table-cell table:style-name="ce1"/>
          <table:table-cell office:value-type="float" office:value="621062" table:style-name="ce1">
            <text:p>6210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P/MCB/621063/0</text:p>
          </table:table-cell>
          <table:table-cell table:style-name="ce1"/>
          <table:table-cell office:value-type="float" office:value="621063" table:style-name="ce1">
            <text:p>621063</text:p>
          </table:table-cell>
          <table:table-cell table:number-columns-repeated="16381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meta:initial-creator>Underwriting Office (OIC)</meta:initial-creator>
    <dc:creator>Underwriting Office (OIC)</dc:creator>
    <meta:creation-date>2024-02-14T06:58:15Z</meta:creation-date>
    <dc:date>2024-02-14T09:17:21Z</dc:date>
  </office:meta>
</office:document-meta>
</file>